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PersistenceManager.readState( DOMWalker walker , PropertyState stat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7">
            <text:p text:style-name="Table_20_Contents">7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XMLPersistenceManager.buildNodeReferencesFilePath( NodeReferences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ersistenceManager.exists( PropertyId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PersistenceManager.readState( DOMWalker walker , NodeState state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5">
            <text:p text:style-name="Table_20_Contents">5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XMLPersistenceManager.readState( DOMWalker walker , NodeReferences ref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PersistenceManager.store( NodeState stat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2">
            <text:p text:style-name="Table_20_Contents">2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XMLPersistenceManager.load( NodeReferencesId 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XMLPersistenceManager.store( PropertyState stat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85">
            <text:p text:style-name="Table_20_Contents">85</text:p>
          </table:table-cell>
        </table:table-row>
        <table:table-row>
          <table:table-cell office:value-type="string">
            <text:p text:style-name="Table_20_Contents">XMLPersistenceManager.buildNodeFolderPath( NodeId 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XMLPersistenceManager.clo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PersistenceManager.destroy( PropertyState stat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XMLPersistenceManager.XMLPersistenc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XMLPersistenceManager.buildPropFilePath( PropertyId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9">
            <text:p text:style-name="Table_20_Contents">9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XMLPersistenceManager.load( PropertyId 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XMLPersistenceManager.load( NodeId 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XMLPersistenceManager.store( NodeReferences ref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XMLPersistenceManager.destroy( NodeState stat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LPersistenceManager.exists( NodeId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PersistenceManager.destroy( NodeReferences ref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XMLPersistenceManager.exists( NodeReferencesId 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XMLPersistenceManager.setNodePathTemplate( String templ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ersistenceManager.getNodePathTempl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PersistenceManager.init( PMContext contex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PersistenceManager.buildNodeFilePath( NodeId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